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91583333333333cm"/>
    </style:style>
    <style:style style:name="co2" style:family="table-column">
      <style:table-column-properties fo:break-before="auto" style:column-width="4.656666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action</text:p>
          </table:table-cell>
          <table:table-cell office:value-type="string" table:style-name="ce1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wDb</text:p>
          </table:table-cell>
          <table:table-cell office:value-type="string" table:style-name="ce1">
            <text:p>Create new .db fi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penDb</text:p>
          </table:table-cell>
          <table:table-cell office:value-type="string" table:style-name="ce1">
            <text:p>open .db fi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ort to workboo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mport workboo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hangeSec</text:p>
          </table:table-cell>
          <table:table-cell table:number-columns-repeated="16383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Sheet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Drew Bennett</meta:initial-creator>
    <dc:creator>Drew Bennett</dc:creator>
    <meta:creation-date>2021-06-30T13:21:37Z</meta:creation-date>
    <dc:date>2021-07-05T13:03:07Z</dc:date>
    <meta:editing-cycles>1</meta:editing-cycles>
    <meta:editing-duration>PT99S</meta:editing-duration>
  </office:meta>
</office:document-meta>
</file>